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x 的文件格式分析</text:p>
      <text:p text:style-name="Standard">第一部分 创建可供分析的 dex 文件</text:p>
      <text:p text:style-name="Standard"/>
      <text:p text:style-name="Standard">名称 ： 使用 dalvikvm 执行一个运行于命令行的 Hello World </text:p>
      <text:p text:style-name="Standard"/>
      <text:p text:style-name="Standard">Android 上运行的常见应用程序是 APK ， 屏幕上的图标里有各种绚丽亲切的画面 。想起使用的 Windows 操作系统也有五花八门的应用 ，可是想当年学习编程语言的第一个程序，却是在 Turbo C <text:s/>蓝漆漆的界面里笨拙地敲一个 Hello World 程序 ，然后又在黑漆漆的命令行里打印出的一行输出结果 ，“Hello World”。</text:p>
      <text:p text:style-name="Standard"/>
      <text:p text:style-name="Standard">移动平台上年年都有风骚的应用横空出世 ，刚过完的春节里也是各种美食应接不暇 ，可却又很想念以前粗茶淡饭 ，青菜萝卜的日子 。与此同理 ， 一直想找一个运行于Android 的 简简单单的小程序 。哪怕命令行 ，只要有输出结果 ，我觉得就有些味道了 。</text:p>
      <text:p text:style-name="Standard"/>
      <text:p text:style-name="Standard">使用 dalvikvm 执行一个运行于命令行的 Hello World 。</text:p>
      <text:p text:style-name="Standard"/>
      <text:p text:style-name="Standard">简要的过程如下：</text:p>
      <text:p text:style-name="Standard"><text:tab/>写代码 Hello.java</text:p>
      <text:p text:style-name="Standard"><text:tab/>编译成 Android Dalvik Virtual Machine 的可执行文件 Hello.dex</text:p>
      <text:p text:style-name="Standard"><text:tab/>使用 ADB 运行测试 </text:p>
      <text:p text:style-name="Standard">内容主要参考 Android 4.4 源码里 dalvik / docs / hello-world.html 文件 。</text:p>
      <text:p text:style-name="Standard"/>
      <text:p text:style-name="Standard">1. 本文的测试环境</text:p>
      <text:p text:style-name="Standard"><text:tab/>Ubuntu 12.04 64-bit</text:p>
      <text:p text:style-name="Standard"><text:tab/>JDK 1.6 </text:p>
      <text:p text:style-name="Standard"><text:tab/>安装 Android SDK，并安装 Android SDK build_tools , 最新版是 19.0.1 </text:p>
      <text:p text:style-name="Standard"><text:tab/>具有 Root 权限的 ADB shell</text:p>
      <text:p text:style-name="Standard"/>
      <text:p text:style-name="Standard">2. 创建 java 源文件 ，内容如下 </text:p>
      <text:p text:style-name="Standard">public class Hello </text:p>
      <text:p text:style-name="Standard">{ </text:p>
      <text:p text:style-name="Standard"><text:tab/>public static void main(String[] argc) </text:p>
      <text:p text:style-name="Standard"><text:tab/>{ </text:p>
      <text:p text:style-name="Standard"><text:tab/><text:tab/>System.out.println("Hello, Android!\n"); </text:p>
      <text:p text:style-name="Standard"><text:tab/>} </text:p>
      <text:p text:style-name="Standard">} </text:p>
      <text:p text:style-name="Standard"/>
      <text:p text:style-name="Standard">3.编译</text:p>
      <text:p text:style-name="Standard">（1）编译成 java class 文件</text:p>
      <text:p text:style-name="Standard"><text:tab/>执行命令 ： javac Hello.java</text:p>
      <text:p text:style-name="Standard"><text:tab/>编译完成后 ，目录下生成 Hello.class 文件 。可以使用命令 java Hello 来测试下 ，会输出代码中的 “ Hello， Android！” 的字符串 。</text:p>
      <text:p text:style-name="Standard">（2） 编译成 dex 文件 </text:p>
      <text:p text:style-name="Standard"><text:soft-page-break/><text:tab/>编译工具在 Android SDK 的路径如下 ，其中 19.0.1 是Android SDK build_tools <text:s/>的版本 ，请按照在本地安装的 <text:s/>build_tools 版本来 。建议该路径加载到 PATH 路径下 ，否则引用 dx 工具时需要使用绝对路径 。</text:p>
      <text:p text:style-name="Standard"><text:tab/> ./build-tools/<text:span text:style-name="T1">19.0.1</text:span>/dx <text:s/><text:tab/></text:p>
      <text:p text:style-name="Standard"><text:tab/>执行命令 ： dx --dex --output=Hello.dex Hello.class </text:p>
      <text:p text:style-name="Standard"><text:tab/>编译正常会生成 Hello.dex 文件 。</text:p>
      <text:p text:style-name="Standard"/>
      <text:p text:style-name="Standard">4. 使用 ADB 运行测试</text:p>
      <text:p text:style-name="Standard"><text:tab/>测试命令和输出结果如下 ：</text:p>
      <text:p text:style-name="Standard">$ adb root </text:p>
      <text:p text:style-name="Standard">$ adb push Hello.dex <text:s/>/sdcard/</text:p>
      <text:p text:style-name="Standard">$ adb shell</text:p>
      <text:p text:style-name="Standard">root@maguro:/ # dalvikvm -cp /sdcard/Hello.dex Hello <text:s text:c="26"/></text:p>
      <text:p text:style-name="Standard">Hello, Android!</text:p>
      <text:p text:style-name="Standard"/>
      <text:p text:style-name="Standard">说明 ：</text:p>
      <text:p text:style-name="Standard">（1）测试环境使用真机和 Android 虚拟机都可以的 。核心的命令是</text:p>
      <text:p text:style-name="Standard">dalvikvm -cp /sdcard/Hello.dex Hello <text:s text:c="3"/></text:p>
      <text:p text:style-name="Standard">-cp 是 class path 的缩写 ，后面的 Hello 是要运行的 Class 的名称 。网上有描述说输入 dalvikvm <text:s/>--help 可以看到 <text:s/>dalvikvm 的帮助文档 ，但是在 Android4.4 的官方模拟器和自己的手机上测试都提示找不到 Class 路径 ，在Android 老的版本 （ 4.3 ) 上测试还是有输出的 。</text:p>
      <text:p text:style-name="Standard">（2）因为命令在执行时 ， dalvikvm 会在 /data/dalvik-cache/ <text:s/>目录下创建 .dex 文件 ，因此要求 ADB 的执行 Shell 对目录 /data/dalvik-cache/ <text:s/>有读、写和执行的权限 ，否则无法达到预期效果 。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20T16:29:39</meta:creation-date>
    <dc:date>2014-02-20T16:30:25</dc:date>
    <dc:creator>Jasper Li</dc:creator>
    <meta:editing-duration>P0D</meta:editing-duration>
    <meta:editing-cycles>1</meta:editing-cycles>
    <meta:document-statistic meta:table-count="0" meta:image-count="0" meta:object-count="0" meta:page-count="2" meta:paragraph-count="45" meta:word-count="513" meta:character-count="1751" meta:non-whitespace-character-count="1485"/>
    <meta:generator>LibreOffice/3.5$Linux_X86_64 LibreOffice_project/350m1$Build-2</meta:generator>
  </office:meta>
</office:document-meta>
</file>